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7000000B5143C5953.jpg" manifest:media-type="image/jpeg"/>
  <manifest:file-entry manifest:full-path="Pictures/10000201000002430000011822596991.png" manifest:media-type="image/png"/>
  <manifest:file-entry manifest:full-path="Pictures/100000000000017C00000167A0A39497.jpg" manifest:media-type="image/jpeg"/>
  <manifest:file-entry manifest:full-path="Pictures/100000000000010000000100374548A8.jpg" manifest:media-type="image/jpeg"/>
  <manifest:file-entry manifest:full-path="Pictures/10000000000000FA000000391D2D0440.jpg" manifest:media-type="image/jpeg"/>
  <manifest:file-entry manifest:full-path="Pictures/10000000000000E000000105405BFD5C.jpg" manifest:media-type="image/jpeg"/>
  <manifest:file-entry manifest:full-path="Pictures/1000000000000137000000C881B28DD6.jpg" manifest:media-type="image/jpeg"/>
  <manifest:file-entry manifest:full-path="Pictures/10000200000002AF00000258B3FE3513.gif" manifest:media-type="image/gif"/>
  <manifest:file-entry manifest:full-path="Pictures/10000201000003840000015E0D6B22C1.png" manifest:media-type="image/png"/>
  <manifest:file-entry manifest:full-path="Pictures/10000000000001F4000001F47B5FBF6E.png" manifest:media-type="image/png"/>
  <manifest:file-entry manifest:full-path="Pictures/1000000000000338000000D41EEAA8BA.jpg" manifest:media-type="image/jpeg"/>
  <manifest:file-entry manifest:full-path="Pictures/10000201000003E80000013C25BB3BF8.png" manifest:media-type="image/png"/>
  <manifest:file-entry manifest:full-path="Pictures/10000000000001E0000001405D81C85E.jpg" manifest:media-type="image/jpeg"/>
  <manifest:file-entry manifest:full-path="Pictures/10000201000000C800000046F9F41F8E.png" manifest:media-type="image/png"/>
  <manifest:file-entry manifest:full-path="Pictures/10000201000002770000010D42A9A0BD.png" manifest:media-type="image/png"/>
  <manifest:file-entry manifest:full-path="Pictures/10000201000000E300000078B829EBC5.png" manifest:media-type="image/png"/>
  <manifest:file-entry manifest:full-path="Pictures/1000020100000400000000E850E961C8.png" manifest:media-type="image/png"/>
  <manifest:file-entry manifest:full-path="Pictures/10000201000001060000005C7EB1F149.png" manifest:media-type="image/png"/>
  <manifest:file-entry manifest:full-path="Pictures/1000000000000179000000C4F65A82CB.png" manifest:media-type="image/png"/>
  <manifest:file-entry manifest:full-path="Pictures/10000000000002580000019810A2DED7.jpg" manifest:media-type="image/jpeg"/>
  <manifest:file-entry manifest:full-path="Pictures/100000000000011900000119B2C51F85.jpg" manifest:media-type="image/jpeg"/>
  <manifest:file-entry manifest:full-path="Pictures/10000201000000C800000036A9D3727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53cm" svg:height="2.19cm" svg:x="6.647cm" svg:y="3.906cm">
          <draw:image xlink:href="Pictures/10000201000000C800000036A9D3727F.png" xlink:type="simple" xlink:show="embed" xlink:actuate="onLoad">
            <text:p/>
          </draw:image>
        </draw:frame>
        <draw:frame draw:style-name="gr1" draw:text-style-name="P1" draw:layer="layout" svg:width="6.194cm" svg:height="2.54cm" svg:x="20.984cm" svg:y="12.954cm">
          <draw:image xlink:href="Pictures/1000000000000179000000C4F65A82CB.png" xlink:type="simple" xlink:show="embed" xlink:actuate="onLoad">
            <text:p/>
          </draw:image>
        </draw:frame>
        <draw:frame draw:style-name="gr1" draw:text-style-name="P1" draw:layer="layout" svg:width="6.931cm" svg:height="2.433cm" svg:x="5.007cm" svg:y="1.016cm">
          <draw:image xlink:href="Pictures/10000201000001060000005C7EB1F149.png" xlink:type="simple" xlink:show="embed" xlink:actuate="onLoad">
            <text:p/>
          </draw:image>
        </draw:frame>
        <draw:frame draw:style-name="gr1" draw:text-style-name="P1" draw:layer="layout" svg:width="6.005cm" svg:height="3.174cm" svg:x="12.192cm" svg:y="0.382cm">
          <draw:image xlink:href="Pictures/10000201000000E300000078B829EBC5.png" xlink:type="simple" xlink:show="embed" xlink:actuate="onLoad">
            <text:p/>
          </draw:image>
        </draw:frame>
        <draw:frame draw:style-name="gr1" draw:text-style-name="P1" draw:layer="layout" svg:width="3.978cm" svg:height="1.27cm" svg:x="8.382cm" svg:y="6.604cm">
          <draw:image xlink:href="Pictures/10000201000000C800000046F9F41F8E.png" xlink:type="simple" xlink:show="embed" xlink:actuate="onLoad">
            <text:p/>
          </draw:image>
        </draw:frame>
        <draw:frame draw:style-name="gr1" draw:text-style-name="P1" draw:layer="layout" svg:width="5.855cm" svg:height="1.91cm" svg:x="0.762cm" svg:y="15.362cm">
          <draw:image xlink:href="Pictures/10000201000003E80000013C25BB3BF8.png" xlink:type="simple" xlink:show="embed" xlink:actuate="onLoad">
            <text:p/>
          </draw:image>
        </draw:frame>
        <draw:frame draw:style-name="gr1" draw:text-style-name="P1" draw:layer="layout" svg:width="3.558cm" svg:height="2.566cm" svg:x="15.238cm" svg:y="9.372cm">
          <draw:image xlink:href="Pictures/10000000000001F4000001F47B5FBF6E.png" xlink:type="simple" xlink:show="embed" xlink:actuate="onLoad">
            <text:p/>
          </draw:image>
        </draw:frame>
        <draw:frame draw:style-name="gr1" draw:text-style-name="P1" draw:layer="layout" svg:width="4.024cm" svg:height="1.598cm" svg:x="1.056cm" svg:y="12.88cm">
          <draw:image xlink:href="Pictures/10000201000003840000015E0D6B22C1.png" xlink:type="simple" xlink:show="embed" xlink:actuate="onLoad">
            <text:p/>
          </draw:image>
        </draw:frame>
        <draw:frame draw:style-name="gr1" draw:text-style-name="P1" draw:layer="layout" svg:width="5.334cm" svg:height="3.381cm" svg:x="8.128cm" svg:y="13.97cm">
          <draw:image xlink:href="Pictures/10000200000002AF00000258B3FE3513.gif" xlink:type="simple" xlink:show="embed" xlink:actuate="onLoad">
            <text:p/>
          </draw:image>
        </draw:frame>
        <draw:frame draw:style-name="gr1" draw:text-style-name="P1" draw:layer="layout" svg:width="4.96cm" svg:height="2.35cm" svg:x="21.844cm" svg:y="4.508cm">
          <draw:image xlink:href="Pictures/1000000000000137000000C881B28DD6.jpg" xlink:type="simple" xlink:show="embed" xlink:actuate="onLoad">
            <text:p/>
          </draw:image>
        </draw:frame>
        <draw:frame draw:style-name="gr1" draw:text-style-name="P1" draw:layer="layout" svg:width="3.717cm" svg:height="4.167cm" svg:x="0.601cm" svg:y="0.254cm">
          <draw:image xlink:href="Pictures/10000000000000E000000105405BFD5C.jpg" xlink:type="simple" xlink:show="embed" xlink:actuate="onLoad">
            <text:p/>
          </draw:image>
        </draw:frame>
        <draw:frame draw:style-name="gr1" draw:text-style-name="P1" draw:layer="layout" svg:width="6.614cm" svg:height="1.507cm" svg:x="19.558cm" svg:y="1.27cm">
          <draw:image xlink:href="Pictures/10000000000000FA000000391D2D0440.jpg" xlink:type="simple" xlink:show="embed" xlink:actuate="onLoad">
            <text:p/>
          </draw:image>
        </draw:frame>
        <draw:frame draw:style-name="gr1" draw:text-style-name="P1" draw:layer="layout" svg:width="3.201cm" svg:height="3.003cm" svg:x="18.643cm" svg:y="4.617cm">
          <draw:image xlink:href="Pictures/100000000000011900000119B2C51F85.jpg" xlink:type="simple" xlink:show="embed" xlink:actuate="onLoad">
            <text:p/>
          </draw:image>
        </draw:frame>
        <draw:frame draw:style-name="gr1" draw:text-style-name="P1" draw:layer="layout" svg:width="5.834cm" svg:height="4.249cm" svg:x="7.112cm" svg:y="8.705cm">
          <draw:image xlink:href="Pictures/10000000000001E0000001405D81C85E.jpg" xlink:type="simple" xlink:show="embed" xlink:actuate="onLoad">
            <text:p/>
          </draw:image>
        </draw:frame>
        <draw:frame draw:style-name="gr1" draw:text-style-name="P1" draw:layer="layout" svg:width="7.366cm" svg:height="2.032cm" svg:x="20.066cm" svg:y="9.652cm">
          <draw:image xlink:href="Pictures/1000000000000338000000D41EEAA8BA.jpg" xlink:type="simple" xlink:show="embed" xlink:actuate="onLoad">
            <text:p/>
          </draw:image>
        </draw:frame>
        <draw:frame draw:style-name="gr1" draw:text-style-name="P1" draw:layer="layout" svg:width="5.643cm" svg:height="4.643cm" svg:x="21.336cm" svg:y="15.677cm">
          <draw:image xlink:href="Pictures/10000000000002580000019810A2DED7.jpg" xlink:type="simple" xlink:show="embed" xlink:actuate="onLoad">
            <text:p/>
          </draw:image>
        </draw:frame>
        <draw:frame draw:style-name="gr1" draw:text-style-name="P1" draw:layer="layout" svg:width="3.237cm" svg:height="2.499cm" svg:x="9.463cm" svg:y="18.034cm">
          <draw:image xlink:href="Pictures/100000000000010000000100374548A8.jpg" xlink:type="simple" xlink:show="embed" xlink:actuate="onLoad">
            <text:p/>
          </draw:image>
        </draw:frame>
        <draw:frame draw:style-name="gr1" draw:text-style-name="P1" draw:layer="layout" svg:width="4.765cm" svg:height="3.532cm" svg:x="15.24cm" svg:y="13.232cm">
          <draw:image xlink:href="Pictures/100000000000017C00000167A0A39497.jpg" xlink:type="simple" xlink:show="embed" xlink:actuate="onLoad">
            <text:p/>
          </draw:image>
        </draw:frame>
        <draw:frame draw:style-name="gr1" draw:text-style-name="P1" draw:layer="layout" svg:width="7.409cm" svg:height="3.35cm" svg:x="0.254cm" svg:y="17.526cm">
          <draw:image xlink:href="Pictures/10000201000002430000011822596991.png" xlink:type="simple" xlink:show="embed" xlink:actuate="onLoad">
            <text:p/>
          </draw:image>
        </draw:frame>
        <draw:frame draw:style-name="gr1" draw:text-style-name="P1" draw:layer="layout" svg:width="6.35cm" svg:height="1.524cm" svg:x="0.762cm" svg:y="6.35cm">
          <draw:image xlink:href="Pictures/1000020100000400000000E850E961C8.png" xlink:type="simple" xlink:show="embed" xlink:actuate="onLoad">
            <text:p/>
          </draw:image>
        </draw:frame>
        <draw:frame draw:style-name="gr1" draw:text-style-name="P1" draw:layer="layout" svg:width="5.864cm" svg:height="3.218cm" svg:x="14.964cm" svg:y="17.356cm">
          <draw:image xlink:href="Pictures/1000000000000117000000B5143C5953.jpg" xlink:type="simple" xlink:show="embed" xlink:actuate="onLoad">
            <text:p/>
          </draw:image>
        </draw:frame>
        <draw:frame draw:style-name="gr1" draw:text-style-name="P1" draw:layer="layout" svg:width="6.804cm" svg:height="3.202cm" svg:x="1.07cm" svg:y="8.89cm">
          <draw:image xlink:href="Pictures/10000201000002770000010D42A9A0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08T19:02:38</meta:creation-date>
    <dc:date>2014-09-15T06:01:09.011379346</dc:date>
    <meta:editing-duration>PT15M29S</meta:editing-duration>
    <meta:editing-cycles>3</meta:editing-cycles>
    <meta:generator>LibreOffice/4.2.6.3$Linux_X86_64 LibreOffice_project/420m0$Build-3</meta:generator>
    <dc:creator>kyyberi </dc:creator>
    <meta:document-statistic meta:object-count="45"/>
  </office:meta>
</office:document-meta>
</file>